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D" style:family="table-column">
      <style:table-column-properties style:column-width="4.251cm" style:rel-column-width="16386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2.699cm"/>
    </style:style>
    <style:style style:name="Tabella2.E" style:family="table-column">
      <style:table-column-properties style:column-width="2.9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3.096cm"/>
    </style:style>
    <style:style style:name="Tabella3.B" style:family="table-column">
      <style:table-column-properties style:column-width="2.699cm"/>
    </style:style>
    <style:style style:name="Tabella3.C" style:family="table-column">
      <style:table-column-properties style:column-width="2.593cm"/>
    </style:style>
    <style:style style:name="Tabella3.D" style:family="table-column">
      <style:table-column-properties style:column-width="2.805cm"/>
    </style:style>
    <style:style style:name="Tabella3.E" style:family="table-column">
      <style:table-column-properties style:column-width="2.91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F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rsid="000d5035" officeooo:paragraph-rsid="000d5035"/>
    </style:style>
    <style:style style:name="P3" style:family="paragraph" style:parent-style-name="Standard">
      <style:text-properties fo:language="en" fo:country="US" officeooo:rsid="000f301f" officeooo:paragraph-rsid="000f301f"/>
    </style:style>
    <style:style style:name="P4" style:family="paragraph" style:parent-style-name="Standard">
      <style:text-properties fo:language="en" fo:country="US" officeooo:paragraph-rsid="000f301f"/>
    </style:style>
    <style:style style:name="P5" style:family="paragraph" style:parent-style-name="Standard">
      <style:text-properties fo:language="en" fo:country="US" officeooo:rsid="00115287" officeooo:paragraph-rsid="00143aa7"/>
    </style:style>
    <style:style style:name="P6" style:family="paragraph" style:parent-style-name="Standard">
      <style:text-properties fo:language="en" fo:country="US" officeooo:rsid="00115287" officeooo:paragraph-rsid="00115287"/>
    </style:style>
    <style:style style:name="P7" style:family="paragraph" style:parent-style-name="Standard">
      <style:text-properties fo:language="en" fo:country="US" fo:font-style="normal" fo:font-weight="bold" officeooo:rsid="00115287" officeooo:paragraph-rsid="00115287" style:font-style-asian="normal" style:font-weight-asian="bold" style:font-style-complex="normal" style:font-weight-complex="bold"/>
    </style:style>
    <style:style style:name="P8" style:family="paragraph" style:parent-style-name="Standard">
      <style:text-properties fo:language="en" fo:country="US" fo:font-style="normal" fo:font-weight="normal" officeooo:rsid="00143aa7" officeooo:paragraph-rsid="00143aa7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language="en" fo:country="US" fo:font-weight="normal" officeooo:rsid="00143aa7" officeooo:paragraph-rsid="0016bf0a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0143aa7" officeooo:paragraph-rsid="00143aa7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014d70f" officeooo:paragraph-rsid="00245981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1a48ec" officeooo:paragraph-rsid="001a48ec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27daae" officeooo:paragraph-rsid="0027daae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27daae" officeooo:paragraph-rsid="002ffd97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388a0f" officeooo:paragraph-rsid="00388a0f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4401f8" officeooo:paragraph-rsid="004401f8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45cc4d" officeooo:paragraph-rsid="0045cc4d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24b121" officeooo:paragraph-rsid="001a48ec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471998" officeooo:paragraph-rsid="004aeb12" style:font-weight-asian="normal" style:font-weight-complex="normal"/>
    </style:style>
    <style:style style:name="P20" style:family="paragraph" style:parent-style-name="Standard">
      <style:text-properties fo:language="en" fo:country="US" officeooo:rsid="001ed932" officeooo:paragraph-rsid="001ed932"/>
    </style:style>
    <style:style style:name="P21" style:family="paragraph" style:parent-style-name="Standard">
      <style:text-properties fo:language="en" fo:country="US" officeooo:rsid="00231f13" officeooo:paragraph-rsid="00245981"/>
    </style:style>
    <style:style style:name="P22" style:family="paragraph" style:parent-style-name="Standard">
      <style:text-properties fo:language="en" fo:country="US" officeooo:rsid="002b3208" officeooo:paragraph-rsid="002b3208"/>
    </style:style>
    <style:style style:name="P23" style:family="paragraph" style:parent-style-name="Standard">
      <style:text-properties fo:language="en" fo:country="US" officeooo:rsid="003a1635" officeooo:paragraph-rsid="003a1635"/>
    </style:style>
    <style:style style:name="P24" style:family="paragraph" style:parent-style-name="Standard">
      <style:text-properties fo:language="en" fo:country="US" officeooo:rsid="00471998" officeooo:paragraph-rsid="00471998"/>
    </style:style>
    <style:style style:name="P25" style:family="paragraph" style:parent-style-name="Standard">
      <style:text-properties fo:language="en" fo:country="US" officeooo:rsid="00471998" officeooo:paragraph-rsid="004aeb12"/>
    </style:style>
    <style:style style:name="P26" style:family="paragraph" style:parent-style-name="Standard">
      <style:text-properties fo:language="en" fo:country="US" officeooo:rsid="00472cc6" officeooo:paragraph-rsid="00472cc6"/>
    </style:style>
    <style:style style:name="P27" style:family="paragraph" style:parent-style-name="Standard">
      <style:text-properties fo:language="en" fo:country="US" fo:font-weight="bold" officeooo:rsid="001a48ec" officeooo:paragraph-rsid="004aeb12" style:font-weight-asian="bold" style:font-weight-complex="bold"/>
    </style:style>
    <style:style style:name="P28" style:family="paragraph" style:parent-style-name="Standard">
      <style:text-properties fo:font-variant="normal" fo:text-transform="none" fo:color="#000000" fo:letter-spacing="normal" fo:language="en" fo:country="US" fo:font-style="normal" fo:font-weight="normal" officeooo:paragraph-rsid="000f301f"/>
    </style:style>
    <style:style style:name="P29" style:family="paragraph" style:parent-style-name="Standard">
      <style:paragraph-properties fo:text-align="center" style:justify-single-word="false"/>
      <style:text-properties fo:font-size="14pt" fo:language="en" fo:country="US" fo:font-weight="bold" officeooo:rsid="00472cc6" officeooo:paragraph-rsid="00472cc6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1pt" fo:language="en" fo:country="US" fo:font-weight="bold" officeooo:rsid="00472cc6" officeooo:paragraph-rsid="00472cc6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language="en" fo:country="US" fo:font-weight="bold" officeooo:rsid="000f301f" officeooo:paragraph-rsid="000fd518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language="en" fo:country="US" fo:font-weight="bold" officeooo:rsid="000f301f" officeooo:paragraph-rsid="000f301f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 officeooo:rsid="000f301f" officeooo:paragraph-rsid="000f301f"/>
    </style:style>
    <style:style style:name="P34" style:family="paragraph" style:parent-style-name="Table_20_Contents">
      <style:paragraph-properties fo:text-align="center" style:justify-single-word="false"/>
      <style:text-properties fo:language="en" fo:country="US" officeooo:rsid="004401f8" officeooo:paragraph-rsid="004401f8"/>
    </style:style>
    <style:style style:name="P35" style:family="paragraph" style:parent-style-name="Table_20_Contents">
      <style:paragraph-properties fo:text-align="center" style:justify-single-word="false"/>
      <style:text-properties fo:language="en" fo:country="US" officeooo:rsid="0045cc4d" officeooo:paragraph-rsid="0045cc4d"/>
    </style:style>
    <style:style style:name="P36" style:family="paragraph" style:parent-style-name="Table_20_Contents">
      <style:text-properties officeooo:paragraph-rsid="002ffd97"/>
    </style:style>
    <style:style style:name="P37" style:family="paragraph" style:parent-style-name="Table_20_Contents">
      <style:text-properties officeooo:rsid="00372a85" officeooo:paragraph-rsid="003ed273"/>
    </style:style>
    <style:style style:name="P38" style:family="paragraph" style:parent-style-name="Table_20_Contents">
      <style:text-properties officeooo:rsid="0036ab61" officeooo:paragraph-rsid="003ed273"/>
    </style:style>
    <style:style style:name="P39" style:family="paragraph" style:parent-style-name="Table_20_Contents">
      <style:text-properties officeooo:rsid="0034e547" officeooo:paragraph-rsid="003ed273"/>
    </style:style>
    <style:style style:name="P40" style:family="paragraph" style:parent-style-name="Table_20_Contents">
      <style:text-properties officeooo:rsid="0031f8f3" officeooo:paragraph-rsid="003ed273"/>
    </style:style>
    <style:style style:name="P41" style:family="paragraph" style:parent-style-name="Table_20_Contents">
      <style:text-properties officeooo:rsid="0030ebcf" officeooo:paragraph-rsid="003ed273"/>
    </style:style>
    <style:style style:name="P42" style:family="paragraph" style:parent-style-name="Table_20_Contents">
      <style:text-properties officeooo:rsid="0030ebcf" officeooo:paragraph-rsid="0040c096"/>
    </style:style>
    <style:style style:name="P43" style:family="paragraph" style:parent-style-name="Table_20_Contents">
      <style:text-properties officeooo:rsid="0030ebcf" officeooo:paragraph-rsid="00422b2d"/>
    </style:style>
    <style:style style:name="P44" style:family="paragraph" style:parent-style-name="Table_20_Contents">
      <style:text-properties officeooo:rsid="0030ebcf" officeooo:paragraph-rsid="004269c5"/>
    </style:style>
    <style:style style:name="P45" style:family="paragraph" style:parent-style-name="Table_20_Contents">
      <style:text-properties officeooo:rsid="002ffd97" officeooo:paragraph-rsid="003f57ad"/>
    </style:style>
    <style:style style:name="P46" style:family="paragraph" style:parent-style-name="Table_20_Contents">
      <style:text-properties officeooo:rsid="002ffd97" officeooo:paragraph-rsid="004269c5"/>
    </style:style>
    <style:style style:name="P47" style:family="paragraph" style:parent-style-name="Table_20_Contents">
      <style:text-properties officeooo:rsid="0032f93d" officeooo:paragraph-rsid="0040c096"/>
    </style:style>
    <style:style style:name="P48" style:family="paragraph" style:parent-style-name="Table_20_Contents">
      <style:text-properties officeooo:rsid="0032f93d" officeooo:paragraph-rsid="00422b2d"/>
    </style:style>
    <style:style style:name="P49" style:family="paragraph" style:parent-style-name="Table_20_Contents">
      <style:text-properties officeooo:rsid="004269c5" officeooo:paragraph-rsid="004269c5"/>
    </style:style>
    <style:style style:name="P50" style:family="paragraph" style:parent-style-name="Table_20_Contents">
      <style:text-properties officeooo:rsid="002f017f" officeooo:paragraph-rsid="004269c5"/>
    </style:style>
    <style:style style:name="P51" style:family="paragraph" style:parent-style-name="Table_20_Contents">
      <style:text-properties officeooo:rsid="004401f8" officeooo:paragraph-rsid="004401f8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27daae" officeooo:paragraph-rsid="0027daae" style:font-weight-asian="bold" style:font-weight-complex="bold"/>
    </style:style>
    <style:style style:name="P53" style:family="paragraph" style:parent-style-name="Table_20_Contents">
      <style:text-properties fo:font-weight="bold" officeooo:rsid="0027daae" officeooo:paragraph-rsid="002ffd97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2f1913" officeooo:paragraph-rsid="002f1913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2a5fb3" officeooo:paragraph-rsid="002a5fb3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2ffd97" officeooo:paragraph-rsid="002ffd97" style:font-weight-asian="bold" style:font-weight-complex="bold"/>
    </style:style>
    <style:style style:name="P57" style:family="paragraph" style:parent-style-name="Table_20_Contents">
      <style:text-properties fo:font-style="normal" fo:font-weight="bold" officeooo:rsid="0027daae" officeooo:paragraph-rsid="004269c5" style:font-style-asian="normal" style:font-weight-asian="bold" style:font-style-complex="normal" style:font-weight-complex="bold"/>
    </style:style>
    <style:style style:name="P58" style:family="paragraph" style:parent-style-name="Table_20_Contents">
      <style:text-properties fo:font-style="normal" fo:font-weight="bold" officeooo:rsid="0027daae" officeooo:paragraph-rsid="0027daae" style:font-style-asian="normal" style:font-weight-asian="bold" style:font-style-complex="normal" style:font-weight-complex="bold"/>
    </style:style>
    <style:style style:name="P59" style:family="paragraph" style:parent-style-name="Table_20_Heading">
      <style:text-properties fo:language="en" fo:country="US"/>
    </style:style>
    <style:style style:name="P60" style:family="paragraph" style:parent-style-name="Table_20_Heading">
      <style:text-properties fo:language="en" fo:country="US" officeooo:rsid="000f301f" officeooo:paragraph-rsid="000f301f"/>
    </style:style>
    <style:style style:name="T1" style:family="text">
      <style:text-properties officeooo:rsid="000f301f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 officeooo:rsid="000f301f"/>
    </style:style>
    <style:style style:name="T4" style:family="text">
      <style:text-properties fo:font-weight="bold" officeooo:rsid="000f301f" style:font-weight-asian="bold" style:font-weight-complex="bold"/>
    </style:style>
    <style:style style:name="T5" style:family="text">
      <style:text-properties fo:font-weight="bold" officeooo:rsid="00143aa7" style:font-weight-asian="bold" style:font-weight-complex="bold"/>
    </style:style>
    <style:style style:name="T6" style:family="text">
      <style:text-properties officeooo:rsid="000fd51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43aa7" style:font-weight-asian="normal" style:font-weight-complex="normal"/>
    </style:style>
    <style:style style:name="T9" style:family="text">
      <style:text-properties fo:font-weight="normal" officeooo:rsid="00481e30" style:font-weight-asian="normal" style:font-weight-complex="normal"/>
    </style:style>
    <style:style style:name="T10" style:family="text">
      <style:text-properties fo:font-weight="normal" officeooo:rsid="004aeb12" style:font-weight-asian="normal" style:font-weight-complex="normal"/>
    </style:style>
    <style:style style:name="T11" style:family="text">
      <style:text-properties fo:font-weight="normal" officeooo:rsid="004c3b76" style:font-weight-asian="normal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43aa7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c3b76" style:font-style-asian="italic" style:font-weight-asian="normal" style:font-style-complex="italic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c3c41" style:font-style-asian="italic" style:font-style-complex="italic"/>
    </style:style>
    <style:style style:name="T17" style:family="text">
      <style:text-properties fo:font-style="italic" officeooo:rsid="00210374" style:font-style-asian="italic" style:font-style-complex="italic"/>
    </style:style>
    <style:style style:name="T18" style:family="text">
      <style:text-properties fo:font-style="italic" officeooo:rsid="004aeb12" style:font-style-asian="italic" style:font-style-complex="italic"/>
    </style:style>
    <style:style style:name="T19" style:family="text">
      <style:text-properties officeooo:rsid="0011fa37"/>
    </style:style>
    <style:style style:name="T20" style:family="text">
      <style:text-properties officeooo:rsid="00127dec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43aa7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6e17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45981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4aeb12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4c3b76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43aa7" style:font-style-asian="normal" style:font-style-complex="normal"/>
    </style:style>
    <style:style style:name="T30" style:family="text">
      <style:text-properties fo:font-style="normal" officeooo:rsid="0016e173" style:font-style-asian="normal" style:font-style-complex="normal"/>
    </style:style>
    <style:style style:name="T31" style:family="text">
      <style:text-properties fo:font-style="normal" officeooo:rsid="0024b121" style:font-style-asian="normal" style:font-style-complex="normal"/>
    </style:style>
    <style:style style:name="T32" style:family="text">
      <style:text-properties fo:font-style="normal" officeooo:rsid="00481e30" style:font-style-asian="normal" style:font-style-complex="normal"/>
    </style:style>
    <style:style style:name="T33" style:family="text">
      <style:text-properties fo:font-style="normal" officeooo:rsid="00492001" style:font-style-asian="normal" style:font-style-complex="normal"/>
    </style:style>
    <style:style style:name="T34" style:family="text">
      <style:text-properties fo:font-style="normal" officeooo:rsid="004c3b76" style:font-style-asian="normal" style:font-style-complex="normal"/>
    </style:style>
    <style:style style:name="T35" style:family="text">
      <style:text-properties officeooo:rsid="0016bf0a"/>
    </style:style>
    <style:style style:name="T36" style:family="text">
      <style:text-properties officeooo:rsid="0016e173"/>
    </style:style>
    <style:style style:name="T37" style:family="text">
      <style:text-properties officeooo:rsid="0018d3b8"/>
    </style:style>
    <style:style style:name="T38" style:family="text">
      <style:text-properties officeooo:rsid="001c3c41"/>
    </style:style>
    <style:style style:name="T39" style:family="text">
      <style:text-properties officeooo:rsid="001ed932"/>
    </style:style>
    <style:style style:name="T40" style:family="text">
      <style:text-properties officeooo:rsid="00210374"/>
    </style:style>
    <style:style style:name="T41" style:family="text">
      <style:text-properties officeooo:rsid="00231f13"/>
    </style:style>
    <style:style style:name="T42" style:family="text">
      <style:text-properties officeooo:rsid="00245981"/>
    </style:style>
    <style:style style:name="T43" style:family="text">
      <style:text-properties officeooo:rsid="00267f62"/>
    </style:style>
    <style:style style:name="T44" style:family="text">
      <style:text-properties officeooo:rsid="002d1505"/>
    </style:style>
    <style:style style:name="T45" style:family="text">
      <style:text-properties officeooo:rsid="002ffd97"/>
    </style:style>
    <style:style style:name="T46" style:family="text">
      <style:text-properties officeooo:rsid="0031f8f3"/>
    </style:style>
    <style:style style:name="T47" style:family="text">
      <style:text-properties officeooo:rsid="00388a0f"/>
    </style:style>
    <style:style style:name="T48" style:family="text">
      <style:text-properties officeooo:rsid="003a1635"/>
    </style:style>
    <style:style style:name="T49" style:family="text">
      <style:text-properties officeooo:rsid="003ed273"/>
    </style:style>
    <style:style style:name="T50" style:family="text">
      <style:text-properties officeooo:rsid="003f57ad"/>
    </style:style>
    <style:style style:name="T51" style:family="text">
      <style:text-properties officeooo:rsid="0040c096"/>
    </style:style>
    <style:style style:name="T52" style:family="text">
      <style:text-properties officeooo:rsid="00422b2d"/>
    </style:style>
    <style:style style:name="T53" style:family="text">
      <style:text-properties officeooo:rsid="004269c5"/>
    </style:style>
    <style:style style:name="T54" style:family="text">
      <style:text-properties officeooo:rsid="004401f8"/>
    </style:style>
    <style:style style:name="T55" style:family="text">
      <style:text-properties officeooo:rsid="0045cc4d"/>
    </style:style>
    <style:style style:name="T56" style:family="text">
      <style:text-properties officeooo:rsid="00471998"/>
    </style:style>
    <style:style style:name="T57" style:family="text">
      <style:text-properties officeooo:rsid="00472cc6"/>
    </style:style>
    <style:style style:name="T58" style:family="text">
      <style:text-properties officeooo:rsid="00481e30"/>
    </style:style>
    <style:style style:name="T59" style:family="text">
      <style:text-properties officeooo:rsid="00484c43"/>
    </style:style>
    <style:style style:name="T60" style:family="text">
      <style:text-properties officeooo:rsid="004aeb12"/>
    </style:style>
    <style:style style:name="T61" style:family="text">
      <style:text-properties officeooo:rsid="004c3b76"/>
    </style:style>
    <style:style style:name="T62" style:family="text">
      <style:text-properties officeooo:rsid="004d4f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Comparison between medians</text:p>
      <text:p text:style-name="P30">by Marco Ribero</text:p>
      <text:p text:style-name="P2"/>
      <text:p text:style-name="P2">In this <text:span text:style-name="T43">assignment</text:span>, I've tried to implemented in the be<text:span text:style-name="T47">s</text:span>t way three algorithms for the searching of median: quick select, median of medians and a randomized version.</text:p>
      <text:p text:style-name="P3">For each trial, I use the same seed(constant at the beginning) and for twenty time I generate a big vector (size in input, but usually 5*10^7 <text:span text:style-name="T47">during the search of optimizations</text:span>), I look for the median and I measure the overall time.</text:p>
      <text:p text:style-name="P3">I've also implemented a<text:span text:style-name="T48">n</text:span> easy way to find the median (sort vector, and get the middle element) in order to verify if my implementations are <text:span text:style-name="T61">producing</text:span> correct results.</text:p>
      <text:p text:style-name="P26">In the next paragraph, I call C the vector (used in randomized algorithm) which contain<text:span text:style-name="T61">s</text:span> value<text:span text:style-name="T61">s</text:span> between the two threshold, in which I'll <text:span text:style-name="T61">search the</text:span> median.</text:p>
      <text:p text:style-name="P3"/>
      <text:p text:style-name="P3">I've implemented these in C/C++, avoiding <text:span text:style-name="T43">dynamic</text:span> allocation and using another random generator, in order to decrease the amount of time spent for things not strictly correlated to algorithms<text:span text:style-name="T61">(overheads)</text:span>.</text:p>
      <text:p text:style-name="P4"><text:span text:style-name="T1">Supposing that we're not interested in a really good random generator (it's not crypto), I've used </text:span><text:span text:style-name="T2">George Marsaglia generator </text:span><text:span text:style-name="T3">with a </text:span><text:span text:style-name="T2">period </text:span><text:span text:style-name="T3">of </text:span><text:span text:style-name="T2">2^96-1</text:span><text:span text:style-name="T3">(xorshf96)</text:span><text:span text:style-name="T2">. </text:span><text:span text:style-name="T3">The overall time for 20 vector of 5*10^7 elements is about</text:span></text:p>
      <table:table table:name="Tabella1" table:style-name="Tabella1">
        <table:table-column table:style-name="Tabella1.A" table:number-columns-repeated="3"/>
        <table:table-column table:style-name="Tabella1.D"/>
        <table:table-header-rows>
          <table:table-row>
            <table:table-cell table:style-name="Tabella1.A1" office:value-type="string">
              <text:p text:style-name="P59"/>
            </table:table-cell>
            <table:table-cell table:style-name="Tabella1.A1" office:value-type="string">
              <text:p text:style-name="P60">Quick</text:p>
            </table:table-cell>
            <table:table-cell table:style-name="Tabella1.A1" office:value-type="string">
              <text:p text:style-name="P60">Medians</text:p>
            </table:table-cell>
            <table:table-cell table:style-name="Tabella1.D1" office:value-type="string">
              <text:p text:style-name="P60">Random<text:span text:style-name="T57">ized</text:span></text:p>
            </table:table-cell>
          </table:table-row>
        </table:table-header-rows>
        <table:table-row>
          <table:table-cell table:style-name="Tabella1.A2" office:value-type="string">
            <text:p text:style-name="P31">xorshf96()</text:p>
          </table:table-cell>
          <table:table-cell table:style-name="Tabella1.A2" office:value-type="string">
            <text:p text:style-name="P35">11.6</text:p>
          </table:table-cell>
          <table:table-cell table:style-name="Tabella1.A2" office:value-type="string">
            <text:p text:style-name="P33">1<text:span text:style-name="T55">1.3</text:span></text:p>
          </table:table-cell>
          <table:table-cell table:style-name="Tabella1.D2" office:value-type="string">
            <text:p text:style-name="P35">10.3</text:p>
          </table:table-cell>
        </table:table-row>
        <table:table-row>
          <table:table-cell table:style-name="Tabella1.A2" office:value-type="string">
            <text:p text:style-name="P32"><text:span text:style-name="T6">rand</text:span>()</text:p>
          </table:table-cell>
          <table:table-cell table:style-name="Tabella1.A2" office:value-type="string">
            <text:p text:style-name="P34">19.<text:span text:style-name="T57">3</text:span></text:p>
          </table:table-cell>
          <table:table-cell table:style-name="Tabella1.A2" office:value-type="string">
            <text:p text:style-name="P34">18.7</text:p>
          </table:table-cell>
          <table:table-cell table:style-name="Tabella1.D2" office:value-type="string">
            <text:p text:style-name="P34">18.1</text:p>
          </table:table-cell>
        </table:table-row>
      </table:table>
      <text:p text:style-name="P28"/>
      <text:p text:style-name="P6">Some consideration in the implementation of these algorithms</text:p>
      <text:p text:style-name="P6"><text:span text:style-name="T27">Quick select </text:span><text:span text:style-name="T22">(percent</text:span><text:span text:style-name="T23">ages</text:span><text:span text:style-name="T22"> referred to 20 trial of 70M elements)</text:span><text:span text:style-name="T25">(main.cpp)</text:span><text:span text:style-name="T21">:</text:span></text:p>
      <text:p text:style-name="P7">- <text:span text:style-name="T12">Only one vecto</text:span><text:span text:style-name="T7">r: when I want to recursive explore the element less than(greater than) the pivot, I recopy them at the beginning of the vector, instead of copy them in a different vector(and doing a swap between the two). It performs </text:span><text:span text:style-name="T8">slightly </text:span><text:span text:style-name="T7">better.</text:span></text:p>
      <text:p text:style-name="P7"><text:span text:style-name="T7">- </text:span><text:span text:style-name="T11">I didn't use the</text:span><text:span text:style-name="T8"> </text:span><text:span text:style-name="T13">if</text:span><text:span text:style-name="T8"> </text:span><text:span text:style-name="T11">statement in order to</text:span><text:span text:style-name="T8"> count how m</text:span><text:span text:style-name="T9">any</text:span><text:span text:style-name="T8"> elements are less than </text:span><text:span text:style-name="T13">pivot </text:span><text:span text:style-name="T14">(</text:span><text:span text:style-name="T13">. </text:span><text:span text:style-name="T8">Without </text:span><text:span text:style-name="T9">this optimization</text:span><text:span text:style-name="T8"> the algorithm become 8-9 % slower</text:span></text:p>
      <text:p text:style-name="P8">- no branch<text:span text:style-name="T61">es</text:span> for fill the vector for the recursion: I avoid branch<text:span text:style-name="T61">es</text:span>, increasing strongly<text:span text:style-name="T58">(about double)</text:span> the writes in memory. Due to the locality of these writes(<text:span text:style-name="T42">half</text:span> of them <text:span text:style-name="T42">completely</text:span> useless) they are very fast. Without this approach, I have a lot of <text:span text:style-name="T58">mispredicted branches</text:span>, and the overall time increases of 43%.</text:p>
      <text:p text:style-name="P21"><text:span text:style-name="T21">In general, </text:span><text:span text:style-name="T26">w</text:span><text:span text:style-name="T21">hen I fill a vector with elements greater (or less) th</text:span><text:span text:style-name="T26">a</text:span><text:span text:style-name="T21">n a specific value, we get half of them (in general), in a random way</text:span><text:span text:style-name="T24">(</text:span><text:span text:style-name="T21">in opinion of </text:span><text:span text:style-name="T24">the </text:span><text:span text:style-name="T21">branch predictor</text:span><text:span text:style-name="T24">)</text:span><text:span text:style-name="T21">. </text:span><text:span text:style-name="T24">Remove them is better, also if we need to double the number of writes.</text:span><text:span text:style-name="T21"> </text:span></text:p>
      <text:p text:style-name="P11"><text:span text:style-name="T29">I</text:span><text:span text:style-name="T28">n addition, I've tried to change the implementation using a C++ vector for each </text:span><text:span text:style-name="T31">recursion</text:span><text:span text:style-name="T28">. It </text:span><text:span text:style-name="T30">yields</text:span><text:span text:style-name="T28"> to performance 3-4 time slower, </text:span><text:span text:style-name="T32">so I've came back, </text:span><text:span text:style-name="T33">and I've learned that I MUST avoid dynamic </text:span><text:span text:style-name="T34">memory </text:span><text:span text:style-name="T33">also for other algorithms.</text:span></text:p>
      <text:p text:style-name="P5"><text:span text:style-name="T4">Median </text:span><text:span text:style-name="T5">of Medians:</text:span></text:p>
      <text:p text:style-name="P10">- The main code is the same of Quick Select (expect for pivot calculation), in order to have a better comparison, <text:span text:style-name="T41">so same considerations as above.</text:span></text:p>
      <text:p text:style-name="P9">- I've decided to don't use dynamic vector<text:span text:style-name="T36">s </text:span>when I <text:span text:style-name="T36">recursively</text:span> look for medians. <text:span text:style-name="T37">Every level of recursion use a different piece of a global vector</text:span></text:p>
      <text:p text:style-name="P9">- I've decided to select randomly the median<text:span text:style-name="T35">(when I choose pivot)</text:span>, when the set contains only two elements, in order to hide a potential bug. The other way to avoid it require<text:span text:style-name="T58">s</text:span> to put more branch, which could worse performance<text:span text:style-name="T58">s</text:span>.</text:p>
      <text:p text:style-name="P9">- <text:s/><text:span text:style-name="T38">Most time (in pivot search) is spent in a </text:span><text:span text:style-name="T16">for</text:span><text:span text:style-name="T38"> which find median above subset of 5 elements. This </text:span><text:span text:style-name="T16">for</text:span><text:span text:style-name="T38"> can easily unrolled by the compiler, and it doesn't contain branch (for finding the median), so it is SSE friendly (vectorization)</text:span></text:p>
      <text:p text:style-name="P9"><text:soft-page-break/>- <text:span text:style-name="T36">Fast implementations (no branch) for median of 3, 4 and 5 elements.</text:span></text:p>
      <text:p text:style-name="P27">Random algorithm<text:span text:style-name="T10">(rand_median.cpp)</text:span></text:p>
      <text:p text:style-name="P12">- I've used <text:span text:style-name="T15">sort</text:span>() for sorting the C vector: <text:span text:style-name="T40">according to lot of web forum, it is faster than </text:span><text:span text:style-name="T17">qsort</text:span><text:span text:style-name="T40">().</text:span></text:p>
      <text:p text:style-name="P12">- <text:span text:style-name="T43">With size bigger than 25, usually the choose of the two endpoint (of the vector C) doesn't make problems.</text:span></text:p>
      <text:p text:style-name="P18"/>
      <text:p text:style-name="P13">Times are measured using <text:span text:style-name="T15">time</text:span> bash command. The main time is “real”, and between parenthesis there is “user” time. Every test is launched <text:span text:style-name="T46">3 times</text:span>, and the best time is taken (due to the deterministic behavior given by a static initial seed).</text:p>
      <text:p text:style-name="P13"><text:s/></text:p>
      <text:p text:style-name="P13">Overall time<text:span text:style-name="T45">s (in seconds)</text:span> for 1000 execution<text:span text:style-name="T46">s</text:span> over small vectors</text:p>
      <table:table table:name="Tabella2" table:style-name="Tabella2">
        <table:table-column table:style-name="Tabella2.A"/>
        <table:table-column table:style-name="Tabella2.B" table:number-columns-repeated="3"/>
        <table:table-column table:style-name="Tabella2.E" table:number-columns-repeated="2"/>
        <table:table-row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P54">10^5</text:p>
          </table:table-cell>
          <table:table-cell table:style-name="Tabella2.A1" office:value-type="string">
            <text:p text:style-name="P52">2*10^5</text:p>
          </table:table-cell>
          <table:table-cell table:style-name="Tabella2.A1" office:value-type="string">
            <text:p text:style-name="P55">4*10^5</text:p>
          </table:table-cell>
          <table:table-cell table:style-name="Tabella2.A1" office:value-type="string">
            <text:p text:style-name="P52">8*10^5</text:p>
          </table:table-cell>
          <table:table-cell table:style-name="Tabella2.F1" office:value-type="string">
            <text:p text:style-name="P54">16*10^5</text:p>
          </table:table-cell>
        </table:table-row>
        <table:table-row>
          <table:table-cell table:style-name="Tabella2.A2" office:value-type="string">
            <text:p text:style-name="P58">Quick Select</text:p>
          </table:table-cell>
          <table:table-cell table:style-name="Tabella2.A2" office:value-type="string">
            <text:p text:style-name="P51">0.853(0.832)</text:p>
          </table:table-cell>
          <table:table-cell table:style-name="Tabella2.A2" office:value-type="string">
            <text:p text:style-name="P51">1.714(1.664)</text:p>
          </table:table-cell>
          <table:table-cell table:style-name="Tabella2.A2" office:value-type="string">
            <text:p text:style-name="P51">3.559(3.496)</text:p>
          </table:table-cell>
          <table:table-cell table:style-name="Tabella2.A2" office:value-type="string">
            <text:p text:style-name="P51">8.112(8.048)</text:p>
          </table:table-cell>
          <table:table-cell table:style-name="Tabella2.F2" office:value-type="string">
            <text:p text:style-name="P51">17.744(17.648)</text:p>
          </table:table-cell>
        </table:table-row>
        <table:table-row>
          <table:table-cell table:style-name="Tabella2.A2" office:value-type="string">
            <text:p text:style-name="P57">Median of Med</text:p>
          </table:table-cell>
          <table:table-cell table:style-name="Tabella2.A2" office:value-type="string">
            <text:p text:style-name="P49">0.945(0.924)</text:p>
          </table:table-cell>
          <table:table-cell table:style-name="Tabella2.A2" office:value-type="string">
            <text:p text:style-name="P49">1.864(1.828)</text:p>
          </table:table-cell>
          <table:table-cell table:style-name="Tabella2.A2" office:value-type="string">
            <text:p text:style-name="P49">3.957(3.896)</text:p>
          </table:table-cell>
          <table:table-cell table:style-name="Tabella2.A2" office:value-type="string">
            <text:p text:style-name="P49">8.570(8.484)</text:p>
          </table:table-cell>
          <table:table-cell table:style-name="Tabella2.F2" office:value-type="string">
            <text:p text:style-name="P49">17.916(17.836)</text:p>
          </table:table-cell>
        </table:table-row>
        <table:table-row>
          <table:table-cell table:style-name="Tabella2.A2" office:value-type="string">
            <text:p text:style-name="P58">Random</text:p>
          </table:table-cell>
          <table:table-cell table:style-name="Tabella2.A2" office:value-type="string">
            <text:p text:style-name="P46"><text:span text:style-name="T53">1.678</text:span>(1.<text:span text:style-name="T53">616</text:span>)</text:p>
          </table:table-cell>
          <table:table-cell table:style-name="Tabella2.A2" office:value-type="string">
            <text:p text:style-name="P49">3.104(3.052)</text:p>
          </table:table-cell>
          <table:table-cell table:style-name="Tabella2.A2" office:value-type="string">
            <text:p text:style-name="P49">5.982(5.932)</text:p>
          </table:table-cell>
          <table:table-cell table:style-name="Tabella2.A2" office:value-type="string">
            <text:p text:style-name="P49">11.354(11.284)</text:p>
          </table:table-cell>
          <table:table-cell table:style-name="Tabella2.F2" office:value-type="string">
            <text:p text:style-name="P50"><text:span text:style-name="T53">21.533</text:span>(2<text:span text:style-name="T53">1.448</text:span>)</text:p>
          </table:table-cell>
        </table:table-row>
      </table:table>
      <text:p text:style-name="P13"/>
      <text:p text:style-name="P14">Overall time<text:span text:style-name="T45">s (in seconds)</text:span> for <text:span text:style-name="T45">2</text:span>0 execution<text:span text:style-name="T46">s</text:span> over <text:span text:style-name="T45">big</text:span> vectors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 table:number-columns-repeated="2"/>
        <table:table-row>
          <table:table-cell table:style-name="Tabella3.A1" office:value-type="string">
            <text:p text:style-name="P36"/>
          </table:table-cell>
          <table:table-cell table:style-name="Tabella3.A1" office:value-type="string">
            <text:p text:style-name="P56">4*10^<text:span text:style-name="T54">6</text:span></text:p>
          </table:table-cell>
          <table:table-cell table:style-name="Tabella3.A1" office:value-type="string">
            <text:p text:style-name="P56">8*10^<text:span text:style-name="T54">6</text:span></text:p>
          </table:table-cell>
          <table:table-cell table:style-name="Tabella3.A1" office:value-type="string">
            <text:p text:style-name="P56">16*10^<text:span text:style-name="T54">6</text:span></text:p>
          </table:table-cell>
          <table:table-cell table:style-name="Tabella3.A1" office:value-type="string">
            <text:p text:style-name="P56">32*10^<text:span text:style-name="T54">6</text:span></text:p>
          </table:table-cell>
          <table:table-cell table:style-name="Tabella3.F1" office:value-type="string">
            <text:p text:style-name="P56"><text:span text:style-name="T54">64</text:span>*10^<text:span text:style-name="T54">6</text:span></text:p>
          </table:table-cell>
        </table:table-row>
        <table:table-row>
          <table:table-cell table:style-name="Tabella3.A2" office:value-type="string">
            <text:p text:style-name="P53">Quick Select</text:p>
          </table:table-cell>
          <table:table-cell table:style-name="Tabella3.A2" office:value-type="string">
            <text:p text:style-name="P46"><text:span text:style-name="T53">0.907</text:span>(0.<text:span text:style-name="T53">870</text:span>)</text:p>
          </table:table-cell>
          <table:table-cell table:style-name="Tabella3.A2" office:value-type="string">
            <text:p text:style-name="P44"><text:span text:style-name="T53">1.725</text:span>(1.<text:span text:style-name="T53">684</text:span>)</text:p>
          </table:table-cell>
          <table:table-cell table:style-name="Tabella3.A2" office:value-type="string">
            <text:p text:style-name="P43"><text:span text:style-name="T52">3.386</text:span>(3.<text:span text:style-name="T52">308</text:span>)</text:p>
          </table:table-cell>
          <table:table-cell table:style-name="Tabella3.A2" office:value-type="string">
            <text:p text:style-name="P48"><text:span text:style-name="T52">7.424</text:span>(7.<text:span text:style-name="T52">316</text:span>)</text:p>
          </table:table-cell>
          <table:table-cell table:style-name="Tabella3.F2" office:value-type="string">
            <text:p text:style-name="P37"><text:span text:style-name="T49">14.716</text:span>(1<text:span text:style-name="T49">4</text:span>.5<text:span text:style-name="T49">00</text:span>)</text:p>
          </table:table-cell>
        </table:table-row>
        <table:table-row>
          <table:table-cell table:style-name="Tabella3.A2" office:value-type="string">
            <text:p text:style-name="P53">Median of Med</text:p>
          </table:table-cell>
          <table:table-cell table:style-name="Tabella3.A2" office:value-type="string">
            <text:p text:style-name="P45"><text:span text:style-name="T50">0.917</text:span>(0.<text:span text:style-name="T50">896</text:span>)</text:p>
          </table:table-cell>
          <table:table-cell table:style-name="Tabella3.A2" office:value-type="string">
            <text:p text:style-name="P42"><text:span text:style-name="T51">1.795</text:span>(1.<text:span text:style-name="T51">716</text:span>)</text:p>
          </table:table-cell>
          <table:table-cell table:style-name="Tabella3.A2" office:value-type="string">
            <text:p text:style-name="P42"><text:span text:style-name="T51">3.589</text:span>(3.<text:span text:style-name="T51">348</text:span>)</text:p>
          </table:table-cell>
          <table:table-cell table:style-name="Tabella3.A2" office:value-type="string">
            <text:p text:style-name="P47"><text:span text:style-name="T51">7.188</text:span>(7.<text:span text:style-name="T51">104</text:span>)</text:p>
          </table:table-cell>
          <table:table-cell table:style-name="Tabella3.F2" office:value-type="string">
            <text:p text:style-name="P37"><text:span text:style-name="T49">14.489</text:span>(14.<text:span text:style-name="T49">296</text:span>)</text:p>
          </table:table-cell>
        </table:table-row>
        <table:table-row>
          <table:table-cell table:style-name="Tabella3.A2" office:value-type="string">
            <text:p text:style-name="P53">Random</text:p>
          </table:table-cell>
          <table:table-cell table:style-name="Tabella3.A2" office:value-type="string">
            <text:p text:style-name="P41"><text:span text:style-name="T49">1.007</text:span>(<text:span text:style-name="T49">0.984</text:span>)</text:p>
          </table:table-cell>
          <table:table-cell table:style-name="Tabella3.A2" office:value-type="string">
            <text:p text:style-name="P41"><text:span text:style-name="T49">1.845</text:span>(1.8<text:span text:style-name="T49">04</text:span>)</text:p>
          </table:table-cell>
          <table:table-cell table:style-name="Tabella3.A2" office:value-type="string">
            <text:p text:style-name="P40"><text:span text:style-name="T49">3.465</text:span>(3.<text:span text:style-name="T49">372</text:span>)</text:p>
          </table:table-cell>
          <table:table-cell table:style-name="Tabella3.A2" office:value-type="string">
            <text:p text:style-name="P39"><text:span text:style-name="T49">6.633</text:span>(<text:span text:style-name="T49">6.528</text:span>)</text:p>
          </table:table-cell>
          <table:table-cell table:style-name="Tabella3.F2" office:value-type="string">
            <text:p text:style-name="P38"><text:span text:style-name="T49">12.975</text:span>(<text:span text:style-name="T49">12,680</text:span>)</text:p>
          </table:table-cell>
        </table:table-row>
      </table:table>
      <text:p text:style-name="P14"/>
      <text:p text:style-name="P15">With “small” vectors, the best choice is Quick Select, nearly followed by Median of medians, while the gap with Random Algorithm is noticeable.</text:p>
      <text:p text:style-name="P15">At the same time, with “big” vectors the best choice <text:span text:style-name="T54">become Randomized version. Median of Medians</text:span> probably <text:span text:style-name="T54">win over Quick select,</text:span> because it <text:span text:style-name="T61">exploits</text:span> <text:span text:style-name="T61">better</text:span> vectorized instruction<text:span text:style-name="T61">s</text:span> (search of pivot <text:span text:style-name="T61">can</text:span> be optimized by the compiler, in order to look the median of multiple bucket at time) and <text:span text:style-name="T59">it avoids</text:span> <text:span text:style-name="T59">consequence of bad </text:span>pivot<text:span text:style-name="T59">s</text:span>. </text:p>
      <text:p text:style-name="P15"><text:span text:style-name="T61">We can also notice</text:span> the fact that timing <text:span text:style-name="T54">is not</text:span> strictly linear, maybe due to the fact that number of cache misses become significant <text:span text:style-name="T54">with large numbers.</text:span></text:p>
      <text:p text:style-name="P15"/>
      <text:p text:style-name="P17">I've also tried to change a little the randomized algorithm: with a sample vector of size N^0.5 and with a final vector(vector which I sort and look the median) of size N^0.25 . The final time (over 20 iterations of 64M elements) become 11.143s(10.752), with an improvement of 16%. So it could become convenient to decrease size of sample vector and C vector, because maybe the <text:span text:style-name="T56">cost given by </text:span>number of fails is smaller than earned performance. </text:p>
      <text:p text:style-name="P25">I've tried to launch 1000 trial of size 16*10^5, and the overall time was 17.510(17.432) versus the original <text:span text:style-name="T53">21.533 (21.448)</text:span>, with only 34 failed medians (which need to be recalculated).<text:span text:style-name="T60">With recalculation, it takes 18.521(18.428).</text:span></text:p>
      <text:p text:style-name="P24">With size 8*10^5, number of failed medians become 44, and it increases with other smaller vectors.</text:p>
      <text:p text:style-name="P19">So we can say that in general, for big size, we can improve strongly performance by reducing size of C and sample vectors.<text:line-break/><text:span text:style-name="T60">In order to try it, is sufficient to uncomment in file rand_median.cpp the line </text:span><text:span text:style-name="T18">#define FAST_MEDIAN</text:span></text:p>
      <text:p text:style-name="P15"/>
      <text:p text:style-name="P16">Another curios fact is that, before removing two vectors from the implementation, the random version ran significantly slower for vector size greater than 20 million <text:span text:style-name="T59">and these vectors weren't strictly correlated.</text:span> For instance, it took 61 seconds to find median over 64M elements. So gcc(g++) <text:span text:style-name="T59">maybe </text:span>sometimes doesn't work well :)</text:p>
      <text:p text:style-name="P1"><text:soft-page-break/></text:p>
      <text:p text:style-name="P6">Tests are performed in a virtual machine(V<text:span text:style-name="T47">Mw</text:span>are Work<text:span text:style-name="T47">s</text:span>tation 10), with <text:span text:style-name="T47">12GB DDR3,</text:span> i7-2670QM <text:span text:style-name="T47">6MB cache with SSE/AVX extensions</text:span>(please notice that <text:span text:style-name="T19">t</text:span>here is native virtualization, so the <text:span text:style-name="T20">OS </text:span>guest can see all features of the CPU, and can also guest<text:span text:style-name="T20">s</text:span> other nested <text:span text:style-name="T47">hypervisors</text:span>). <text:span text:style-name="T39">The consequence of this is that time measurement could be not so precise, but the comparison between running time will be correct.</text:span></text:p>
      <text:p text:style-name="P24"/>
      <text:p text:style-name="P6"/>
      <text:p text:style-name="P20">The program for <text:span text:style-name="T62">benchmarks(and also comparison between different optimizations)</text:span> is compiled using g++ -O3 .</text:p>
      <text:p text:style-name="P22">The program has a menu accessible <text:span text:style-name="T44">when you pass a wrong number of parameters</text:span>.</text:p>
      <text:p text:style-name="P22">An example of running the median of medians (20 times) is <text:s/><text:span text:style-name="T15">time ./a.out 50000000 3 r</text:span> </text:p>
      <text:p text:style-name="P22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1T16:34:48.147000000</meta:creation-date>
    <dc:date>2016-08-16T22:01:57.377000000</dc:date>
    <meta:editing-duration>PT5H40M54S</meta:editing-duration>
    <meta:editing-cycles>58</meta:editing-cycles>
    <meta:generator>LibreOffice/5.0.4.2$Windows_x86 LibreOffice_project/2b9802c1994aa0b7dc6079e128979269cf95bc78</meta:generator>
    <meta:document-statistic meta:table-count="3" meta:image-count="0" meta:object-count="0" meta:page-count="3" meta:paragraph-count="97" meta:word-count="1167" meta:character-count="7135" meta:non-whitespace-character-count="6057"/>
  </office:meta>
</office:document-meta>
</file>